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Go" svg:font-family="Go" style:font-pitch="variable"/>
    <style:font-face style:name="Lato Thin" svg:font-family="'Lato Th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monospace" fo:font-size="10pt" officeooo:rsid="00104061" officeooo:paragraph-rsid="00104061" style:font-size-asian="10pt" style:font-size-complex="10pt"/>
    </style:style>
    <style:style style:name="P2" style:family="paragraph" style:parent-style-name="Standard">
      <style:paragraph-properties fo:text-align="justify" style:justify-single-word="false"/>
      <style:text-properties style:font-name="monospace" fo:font-size="10pt" officeooo:rsid="0010a84b" officeooo:paragraph-rsid="0010a84b" style:font-size-asian="10pt" style:font-size-complex="10pt"/>
    </style:style>
    <style:style style:name="P3" style:family="paragraph" style:parent-style-name="Standard">
      <style:paragraph-properties fo:text-align="justify" style:justify-single-word="false"/>
      <style:text-properties style:font-name="monospace" fo:font-size="10pt" officeooo:rsid="001218f0" officeooo:paragraph-rsid="001218f0" style:font-size-asian="10pt" style:font-size-complex="10pt"/>
    </style:style>
    <style:style style:name="P4" style:family="paragraph" style:parent-style-name="Standard">
      <style:paragraph-properties fo:text-align="justify" style:justify-single-word="false"/>
      <style:text-properties style:font-name="monospace" fo:font-size="10pt" officeooo:rsid="0017c31c" officeooo:paragraph-rsid="001218f0" style:font-size-asian="10pt" style:font-size-complex="10pt"/>
    </style:style>
    <style:style style:name="P5" style:family="paragraph" style:parent-style-name="Standard">
      <style:paragraph-properties fo:text-align="justify" style:justify-single-word="false"/>
      <style:text-properties style:font-name="monospace" fo:font-size="10pt" officeooo:rsid="0017c31c" officeooo:paragraph-rsid="0017c31c" style:font-size-asian="10pt" style:font-size-complex="10pt"/>
    </style:style>
    <style:style style:name="P6" style:family="paragraph" style:parent-style-name="Standard">
      <style:paragraph-properties fo:text-align="justify" style:justify-single-word="false"/>
      <style:text-properties style:font-name="monospace" fo:font-size="10pt" officeooo:rsid="0017c6a7" officeooo:paragraph-rsid="0017c6a7" style:font-size-asian="10pt" style:font-size-complex="10pt"/>
    </style:style>
    <style:style style:name="P7" style:family="paragraph" style:parent-style-name="Standard">
      <style:paragraph-properties fo:text-align="justify" style:justify-single-word="false"/>
      <style:text-properties fo:font-size="10pt" officeooo:paragraph-rsid="00104061" style:font-size-asian="10pt" style:font-size-complex="10pt"/>
    </style:style>
    <style:style style:name="P8" style:family="paragraph" style:parent-style-name="Standard">
      <style:paragraph-properties fo:text-align="justify" style:justify-single-word="false"/>
      <style:text-properties fo:font-size="10pt" officeooo:rsid="0010a84b" officeooo:paragraph-rsid="0010a84b" style:font-size-asian="10pt" style:font-size-complex="10pt"/>
    </style:style>
    <style:style style:name="P9" style:family="paragraph" style:parent-style-name="Standard">
      <style:paragraph-properties fo:text-align="justify" style:justify-single-word="false"/>
      <style:text-properties fo:font-size="10pt" officeooo:rsid="00199649" officeooo:paragraph-rsid="00199649" style:font-size-asian="10pt" style:font-size-complex="10pt"/>
    </style:style>
    <style:style style:name="P10" style:family="paragraph" style:parent-style-name="Standard">
      <style:paragraph-properties fo:text-align="justify" style:justify-single-word="false"/>
      <style:text-properties officeooo:paragraph-rsid="001218f0"/>
    </style:style>
    <style:style style:name="P11" style:family="paragraph" style:parent-style-name="Standard">
      <style:paragraph-properties fo:text-align="justify" style:justify-single-word="false"/>
      <style:text-properties officeooo:paragraph-rsid="0017c31c"/>
    </style:style>
    <style:style style:name="P12" style:family="paragraph" style:parent-style-name="Standard">
      <style:paragraph-properties fo:text-align="justify" style:justify-single-word="false"/>
      <style:text-properties officeooo:paragraph-rsid="0017c6a7"/>
    </style:style>
    <style:style style:name="P13" style:family="paragraph" style:parent-style-name="Standard">
      <style:paragraph-properties fo:text-align="justify" style:justify-single-word="false"/>
      <style:text-properties officeooo:rsid="00199649" officeooo:paragraph-rsid="00199649"/>
    </style:style>
    <style:style style:name="T1" style:family="text">
      <style:text-properties style:font-name="monospace"/>
    </style:style>
    <style:style style:name="T2" style:family="text">
      <style:text-properties style:font-name="monospace" officeooo:rsid="00104061"/>
    </style:style>
    <style:style style:name="T3" style:family="text">
      <style:text-properties style:font-name="monospace" fo:font-size="10pt" style:font-size-asian="10pt" style:font-size-complex="10pt"/>
    </style:style>
    <style:style style:name="T4" style:family="text">
      <style:text-properties style:font-name="monospace" fo:font-size="10pt" officeooo:rsid="00104061" style:font-size-asian="10pt" style:font-size-complex="10pt"/>
    </style:style>
    <style:style style:name="T5" style:family="text">
      <style:text-properties style:font-name="monospace" fo:font-size="10pt" officeooo:rsid="001218f0" style:font-size-asian="10pt" style:font-size-complex="10pt"/>
    </style:style>
    <style:style style:name="T6" style:family="text">
      <style:text-properties style:font-name="monospace" fo:font-size="10pt" officeooo:rsid="0013d567" style:font-size-asian="10pt" style:font-size-complex="10pt"/>
    </style:style>
    <style:style style:name="T7" style:family="text">
      <style:text-properties style:font-name="monospace" fo:font-size="10pt" officeooo:rsid="0012f3e5" style:font-size-asian="10pt" style:font-size-complex="10pt"/>
    </style:style>
    <style:style style:name="T8" style:family="text">
      <style:text-properties style:font-name="monospace" fo:font-size="10pt" officeooo:rsid="00150898" style:font-size-asian="10pt" style:font-size-complex="10pt"/>
    </style:style>
    <style:style style:name="T9" style:family="text">
      <style:text-properties style:font-name="monospace" fo:font-size="10pt" officeooo:rsid="0017c31c" style:font-size-asian="10pt" style:font-size-complex="10pt"/>
    </style:style>
    <style:style style:name="T10" style:family="text">
      <style:text-properties style:font-name="monospace" fo:font-size="10pt" officeooo:rsid="0010a84b" style:font-size-asian="10pt" style:font-size-complex="10pt"/>
    </style:style>
    <style:style style:name="T11" style:family="text">
      <style:text-properties style:font-name="monospace" fo:font-size="10pt" officeooo:rsid="0017c6a7" style:font-size-asian="10pt" style:font-size-complex="10pt"/>
    </style:style>
    <style:style style:name="T12" style:family="text">
      <style:text-properties style:font-name="monospace" fo:font-size="10pt" officeooo:rsid="001a1098" style:font-size-asian="10pt" style:font-size-complex="10pt"/>
    </style:style>
    <style:style style:name="T13" style:family="text">
      <style:text-properties style:font-name="monospace" officeooo:rsid="001218f0"/>
    </style:style>
    <style:style style:name="T14" style:family="text">
      <style:text-properties style:font-name="monospace" officeooo:rsid="0019cc8e"/>
    </style:style>
    <style:style style:name="T15" style:family="text">
      <style:text-properties style:font-name="Lato Thin" fo:font-size="10pt" officeooo:rsid="0017c6a7"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Implementační dokumentace k </text:span><text:span text:style-name="T2">1</text:span><text:span text:style-name="T1">. úloze do IPP 2020/202</text:span><text:span text:style-name="T2">1</text:span></text:p>
      <text:p text:style-name="P7"><text:span text:style-name="T1">Jméno a příjmení: </text:span><text:span text:style-name="T2">Ondřej Keprt</text:span></text:p>
      <text:p text:style-name="P7"><text:span text:style-name="T1">Login: </text:span><text:span text:style-name="T2">xkeprt03</text:span></text:p>
      <text:p text:style-name="P1"/>
      <text:p text:style-name="P8"><text:span text:style-name="T2">P</text:span><text:span text:style-name="T1">opis souboru parse.php:</text:span></text:p>
      <text:p text:style-name="P2">Na začátku souboru nastavím jednotlivé konstanty pro návratové kódy, aby kdyby se v průběhu realizace projektu nějak změnily, bylo jednoduché je opravit.</text:p>
      <text:p text:style-name="P2"/>
      <text:p text:style-name="P8"><text:span text:style-name="T1">Dále obsluhuji parametry programu, zda jich nebylo moc nebo byli validní. Pro tento program byl pouze jeden paramet</text:span><text:span text:style-name="T13">r</text:span><text:span text:style-name="T1"> </text:span><text:span text:style-name="T13">a to </text:span><text:span text:style-name="T1">„--help“, který vypsal nápovědu, jak program používat.</text:span></text:p>
      <text:p text:style-name="P2"/>
      <text:p text:style-name="P3">Následuje cyklus, který čte a zpracovává standardní vstup a hledá hlavičku zdrojového souboru, která je povinná. Cyklus je ukončen, pokud už nemá co přečíst nebo hlavičku našel. Pro případ že by nenašel, je za cyklem podmínka, která ověří, že hlavička byla načtena, jinak ukončí program s návratovým kódem pro chybějící hlavičku.</text:p>
      <text:p text:style-name="P3"/>
      <text:p text:style-name="P10"><text:span text:style-name="T5">Poté je zde opět cyklus, který čte a zpracovává standardní vstup. Tím je myšleno, že odstraní koméntáře, prázdné řádky</text:span><text:span text:style-name="T6">, </text:span><text:span text:style-name="T5">přebytečné mezery</text:span><text:span text:style-name="T7"> nebo tabulátory </text:span><text:span text:style-name="T6">a rozdělí načtený řádek na jednotlivé lexikální tokeny do pole</text:span><text:span text:style-name="T5">. </text:span><text:span text:style-name="T6">V cyklu je dále </text:span><text:span text:style-name="T8">přepínač</text:span><text:span text:style-name="T6">, který podle první položky v poli tokenů </text:span><text:span text:style-name="T8">vybere příslušnou funkci na zpracování dané instrukce. Funkce dostávají jako parametr pole tokenů a počítadlo instrukc</text:span><text:span text:style-name="T12">í</text:span><text:span text:style-name="T8">. Funkce poté toto počítadlo také zvětšují! </text:span><text:span text:style-name="T9">Pokud jednotlivé instrukce měli stejný počet, typ a pořadí parametrů, budou obsluhovány jednou funkcí.</text:span></text:p>
      <text:p text:style-name="P4"/>
      <text:p text:style-name="P5">Po tomto cyklu je zde jen ukončení XML dokumentu.</text:p>
      <text:p text:style-name="P5"/>
      <text:p text:style-name="P11"><text:span text:style-name="T4">P</text:span><text:span text:style-name="T10">opis souboru </text:span><text:span text:style-name="T9">functions</text:span><text:span text:style-name="T10">.php:</text:span></text:p>
      <text:p text:style-name="P12"><text:span text:style-name="T10">N</text:span><text:span text:style-name="T11">a začátku jsou funkce, které jsou dále využívány při zpracování jednotlivých parametrů instrukcí. Jsou to funkce které začínají na </text:span><text:span text:style-name="T15">is_</text:span><text:span text:style-name="T11">. Funkce mají jeden parametr a pokud odpovídá typu, pro který je funkce určena, vrátí true, jinak vrací false.</text:span></text:p>
      <text:p text:style-name="P6"/>
      <text:p text:style-name="P13"><text:span text:style-name="T11">D</text:span><text:span text:style-name="T3">ále jsou zde instrukce pro výpis začátku a konce instrukce. Na ně navazují instrukce, které vypisují jednotlivé parametry instrukcí. Je zde funkce pro každý typ. Jako parametr dostávají hodnotu parametru a pořadí parametru.</text:span></text:p>
      <text:p text:style-name="P2"><text:tab/></text:p>
      <text:p text:style-name="P9"><text:span text:style-name="T1">Na konec jsou zde jednotlivé funkce pro zpracování instrukcí. Pozor, tyto funkce upravují počítadlo instrukcí! Funkce nejdříve zkontrolují počet parametrů, který dostaly. Následně podle typu instrukce kontrolují, zda odpovídají jednotlivé parametry a pokud ano, vypíší je. Zde jsem uvažoval nad tím, že bych vše kontroloval v jedné podmínce a následně vypsal. Ale zvolil jsem variantu, kdy vše testuju zvlášť. Je to dle mého názoru lepší, protože korektní parametry se vypíšou a chyba se zahlásí až u konkrétního parametru, </text:span><text:span text:style-name="T14">který je špatně</text:span><text:span text:style-name="T1">. Takže pomocí výstupu programu lépe lokalizuji, kde nastala chyb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Go" svg:font-family="Go" style:font-pitch="variable"/>
    <style:font-face style:name="Lato Thin" svg:font-family="'Lato Th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7T22:57:32.798859275</meta:creation-date>
    <dc:date>2021-04-06T13:15:17.187674459</dc:date>
    <meta:editing-duration>PT55M12S</meta:editing-duration>
    <meta:editing-cycles>14</meta:editing-cycles>
    <meta:generator>LibreOffice/6.4.6.2$Linux_X86_64 LibreOffice_project/40$Build-2</meta:generator>
    <meta:document-statistic meta:table-count="0" meta:image-count="0" meta:object-count="0" meta:page-count="1" meta:paragraph-count="14" meta:word-count="373" meta:character-count="2482" meta:non-whitespace-character-count="2122"/>
  </office:meta>
</office:document-meta>
</file>